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0]-[.B110]" office:value-type="float" office:value="0.00509999999999999" calcext:value-type="float">
            <text:p>0,00509999999999999</text:p>
          </table:table-cell>
          <table:table-cell table:formula="of:=SQRT([.C110]*[.C110] + [.F110]*[.F110])" office:value-type="float" office:value="0.016334319698108" calcext:value-type="float">
            <text:p>0,0163</text:p>
          </table:table-cell>
          <table:table-cell table:formula="of:=(([.E110]-[.B110]) / [.B110]) * 100" office:value-type="float" office:value="2.65625" calcext:value-type="float">
            <text:p>2,6563</text:p>
          </table:table-cell>
          <table:table-cell/>
          <table:table-cell table:formula="of:=[.H110]+1.96*[.I110]" office:value-type="float" office:value="0.0371152666082917" calcext:value-type="float">
            <text:p>0,0371</text:p>
          </table:table-cell>
          <table:table-cell table:formula="of:=[.H110]-1.96*[.I110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1]-[.B111]" office:value-type="float" office:value="0" calcext:value-type="float">
            <text:p>0</text:p>
          </table:table-cell>
          <table:table-cell table:formula="of:=SQRT([.C111]*[.C111] + [.F111]*[.F111])" office:value-type="float" office:value="0.00494974746830583" calcext:value-type="float">
            <text:p>0,0049</text:p>
          </table:table-cell>
          <table:table-cell table:formula="of:=(([.E111]-[.B111]) / [.B111]) * 100" office:value-type="float" office:value="0" calcext:value-type="float">
            <text:p>0,0000</text:p>
          </table:table-cell>
          <table:table-cell/>
          <table:table-cell table:formula="of:=[.H111]+1.96*[.I111]" office:value-type="float" office:value="0.00970150503787943" calcext:value-type="float">
            <text:p>0,0097</text:p>
          </table:table-cell>
          <table:table-cell table:formula="of:=[.H111]-1.96*[.I11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2]-[.B112]" office:value-type="float" office:value="0.00109999999999999" calcext:value-type="float">
            <text:p>0,00109999999999999</text:p>
          </table:table-cell>
          <table:table-cell table:formula="of:=SQRT([.C112]*[.C112] + [.F112]*[.F112])" office:value-type="float" office:value="0.00622253967444162" calcext:value-type="float">
            <text:p>0,0062</text:p>
          </table:table-cell>
          <table:table-cell table:formula="of:=(([.E112]-[.B112]) / [.B112]) * 100" office:value-type="float" office:value="0.422427035330257" calcext:value-type="float">
            <text:p>0,4224</text:p>
          </table:table-cell>
          <table:table-cell/>
          <table:table-cell table:formula="of:=[.H112]+1.96*[.I112]" office:value-type="float" office:value="0.0132961777619056" calcext:value-type="float">
            <text:p>0,0133</text:p>
          </table:table-cell>
          <table:table-cell table:formula="of:=[.H112]-1.96*[.I112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3]-[.B113]" office:value-type="float" office:value="-0.00939999999999996" calcext:value-type="float">
            <text:p>-0,00939999999999996</text:p>
          </table:table-cell>
          <table:table-cell table:formula="of:=SQRT([.C113]*[.C113] + [.F113]*[.F113])" office:value-type="float" office:value="0.0197989898732233" calcext:value-type="float">
            <text:p>0,0198</text:p>
          </table:table-cell>
          <table:table-cell table:formula="of:=(([.E113]-[.B113]) / [.B113]) * 100" office:value-type="float" office:value="-1.80734474139588" calcext:value-type="float">
            <text:p>-1,8073</text:p>
          </table:table-cell>
          <table:table-cell/>
          <table:table-cell table:formula="of:=[.H113]+1.96*[.I113]" office:value-type="float" office:value="0.0294060201515178" calcext:value-type="float">
            <text:p>0,0294</text:p>
          </table:table-cell>
          <table:table-cell table:formula="of:=[.H113]-1.96*[.I113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4]-[.B114]" office:value-type="float" office:value="0" calcext:value-type="float">
            <text:p>0</text:p>
          </table:table-cell>
          <table:table-cell table:formula="of:=SQRT([.C114]*[.C114] + [.F114]*[.F11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4]+1.96*[.I114]" office:value-type="float" office:value="0" calcext:value-type="float">
            <text:p>0,0000</text:p>
          </table:table-cell>
          <table:table-cell table:formula="of:=[.H114]-1.96*[.I11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5]-[.B115]" office:value-type="float" office:value="-244101.3002" calcext:value-type="float">
            <text:p>-244101,3002</text:p>
          </table:table-cell>
          <table:table-cell table:formula="of:=SQRT([.C115]*[.C115] + [.F115]*[.F115])" office:value-type="float" office:value="225623.919734745" calcext:value-type="float">
            <text:p>225623,9197</text:p>
          </table:table-cell>
          <table:table-cell table:formula="of:=(([.E115]-[.B115]) / [.B115]) * 100" office:value-type="float" office:value="-11.6293976658426" calcext:value-type="float">
            <text:p>-11,6294</text:p>
          </table:table-cell>
          <table:table-cell/>
          <table:table-cell table:formula="of:=[.H115]+1.96*[.I115]" office:value-type="float" office:value="198121.5824801" calcext:value-type="float">
            <text:p>198121,5825</text:p>
          </table:table-cell>
          <table:table-cell table:formula="of:=[.H115]-1.96*[.I115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6]-[.B116]" office:value-type="float" office:value="-0.00350000000000006" calcext:value-type="float">
            <text:p>-0,00350000000000006</text:p>
          </table:table-cell>
          <table:table-cell table:formula="of:=SQRT([.C116]*[.C116] + [.F116]*[.F116])" office:value-type="float" office:value="0.00240416305603426" calcext:value-type="float">
            <text:p>0,0024</text:p>
          </table:table-cell>
          <table:table-cell table:formula="of:=(([.E116]-[.B116]) / [.B116]) * 100" office:value-type="float" office:value="-0.636247954917298" calcext:value-type="float">
            <text:p>-0,6362</text:p>
          </table:table-cell>
          <table:table-cell/>
          <table:table-cell table:formula="of:=[.H116]+1.96*[.I116]" office:value-type="float" office:value="0.00121215958982709" calcext:value-type="float">
            <text:p>0,0012</text:p>
          </table:table-cell>
          <table:table-cell table:formula="of:=[.H116]-1.96*[.I116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7]-[.B117]" office:value-type="float" office:value="0" calcext:value-type="float">
            <text:p>0</text:p>
          </table:table-cell>
          <table:table-cell table:formula="of:=SQRT([.C117]*[.C117] + [.F117]*[.F11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7]+1.96*[.I117]" office:value-type="float" office:value="0" calcext:value-type="float">
            <text:p>0,0000</text:p>
          </table:table-cell>
          <table:table-cell table:formula="of:=[.H117]-1.96*[.I11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8]-[.B118]" office:value-type="float" office:value="-1689101.1765" calcext:value-type="float">
            <text:p>-1689101,1765</text:p>
          </table:table-cell>
          <table:table-cell table:formula="of:=SQRT([.C118]*[.C118] + [.F118]*[.F118])" office:value-type="float" office:value="2249154.86906559" calcext:value-type="float">
            <text:p>2249154,8691</text:p>
          </table:table-cell>
          <table:table-cell table:formula="of:=(([.E118]-[.B118]) / [.B118]) * 100" office:value-type="float" office:value="-12.6550277319423" calcext:value-type="float">
            <text:p>-12,6550</text:p>
          </table:table-cell>
          <table:table-cell/>
          <table:table-cell table:formula="of:=[.H118]+1.96*[.I118]" office:value-type="float" office:value="2719242.36686855" calcext:value-type="float">
            <text:p>2719242,3669</text:p>
          </table:table-cell>
          <table:table-cell table:formula="of:=[.H118]-1.96*[.I118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2]-[.B122]" office:value-type="float" office:value="0.000799999999999995" calcext:value-type="float">
            <text:p>0,000799999999999995</text:p>
          </table:table-cell>
          <table:table-cell table:formula="of:=SQRT([.C122]*[.C122] + [.F122]*[.F122])" office:value-type="float" office:value="0.0162634559672906" calcext:value-type="float">
            <text:p>0,0163</text:p>
          </table:table-cell>
          <table:table-cell table:formula="of:=(([.E122]-[.B122]) / [.B122]) * 100" office:value-type="float" office:value="0.416666666666664" calcext:value-type="float">
            <text:p>0,4167</text:p>
          </table:table-cell>
          <table:table-cell/>
          <table:table-cell table:formula="of:=[.H122]+1.96*[.I122]" office:value-type="float" office:value="0.0326763736958896" calcext:value-type="float">
            <text:p>0,0327</text:p>
          </table:table-cell>
          <table:table-cell table:formula="of:=[.H122]-1.96*[.I122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3]-[.B123]" office:value-type="float" office:value="0" calcext:value-type="float">
            <text:p>0</text:p>
          </table:table-cell>
          <table:table-cell table:formula="of:=SQRT([.C123]*[.C123] + [.F123]*[.F123])" office:value-type="float" office:value="0.00494974746830583" calcext:value-type="float">
            <text:p>0,0049</text:p>
          </table:table-cell>
          <table:table-cell table:formula="of:=(([.E123]-[.B123]) / [.B123]) * 100" office:value-type="float" office:value="0" calcext:value-type="float">
            <text:p>0,0000</text:p>
          </table:table-cell>
          <table:table-cell/>
          <table:table-cell table:formula="of:=[.H123]+1.96*[.I123]" office:value-type="float" office:value="0.00970150503787943" calcext:value-type="float">
            <text:p>0,0097</text:p>
          </table:table-cell>
          <table:table-cell table:formula="of:=[.H123]-1.96*[.I123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4]-[.B124]" office:value-type="float" office:value="-0.000100000000000045" calcext:value-type="float">
            <text:p>-0,000100000000000045</text:p>
          </table:table-cell>
          <table:table-cell table:formula="of:=SQRT([.C124]*[.C124] + [.F124]*[.F124])" office:value-type="float" office:value="0.00622253967444162" calcext:value-type="float">
            <text:p>0,0062</text:p>
          </table:table-cell>
          <table:table-cell table:formula="of:=(([.E124]-[.B124]) / [.B124]) * 100" office:value-type="float" office:value="-0.0384024577573136" calcext:value-type="float">
            <text:p>-0,0384</text:p>
          </table:table-cell>
          <table:table-cell/>
          <table:table-cell table:formula="of:=[.H124]+1.96*[.I124]" office:value-type="float" office:value="0.0120961777619055" calcext:value-type="float">
            <text:p>0,0121</text:p>
          </table:table-cell>
          <table:table-cell table:formula="of:=[.H124]-1.96*[.I124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5]-[.B125]" office:value-type="float" office:value="-0.026" calcext:value-type="float">
            <text:p>-0,026</text:p>
          </table:table-cell>
          <table:table-cell table:formula="of:=SQRT([.C125]*[.C125] + [.F125]*[.F125])" office:value-type="float" office:value="0.0198698263706556" calcext:value-type="float">
            <text:p>0,0199</text:p>
          </table:table-cell>
          <table:table-cell table:formula="of:=(([.E125]-[.B125]) / [.B125]) * 100" office:value-type="float" office:value="-4.99903864641416" calcext:value-type="float">
            <text:p>-4,9990</text:p>
          </table:table-cell>
          <table:table-cell/>
          <table:table-cell table:formula="of:=[.H125]+1.96*[.I125]" office:value-type="float" office:value="0.0129448596864849" calcext:value-type="float">
            <text:p>0,0129</text:p>
          </table:table-cell>
          <table:table-cell table:formula="of:=[.H125]-1.96*[.I125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6]-[.B126]" office:value-type="float" office:value="0" calcext:value-type="float">
            <text:p>0</text:p>
          </table:table-cell>
          <table:table-cell table:formula="of:=SQRT([.C126]*[.C126] + [.F126]*[.F126])" office:value-type="float" office:value="0" calcext:value-type="float">
            <text:p>0,0000</text:p>
          </table:table-cell>
          <table:table-cell table:formula="of:=(([.E126]-[.B126]) / [.B126]) * 100" office:value-type="string" office:string-value="" calcext:value-type="error">
            <text:p>#DIV/0!</text:p>
          </table:table-cell>
          <table:table-cell/>
          <table:table-cell table:formula="of:=[.H126]+1.96*[.I126]" office:value-type="float" office:value="0" calcext:value-type="float">
            <text:p>0,0000</text:p>
          </table:table-cell>
          <table:table-cell table:formula="of:=[.H126]-1.96*[.I12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7]-[.B127]" office:value-type="float" office:value="-73478.3146000002" calcext:value-type="float">
            <text:p>-73478,3146000002</text:p>
          </table:table-cell>
          <table:table-cell table:formula="of:=SQRT([.C127]*[.C127] + [.F127]*[.F127])" office:value-type="float" office:value="236835.6949216" calcext:value-type="float">
            <text:p>236835,6949</text:p>
          </table:table-cell>
          <table:table-cell table:formula="of:=(([.E127]-[.B127]) / [.B127]) * 100" office:value-type="float" office:value="-3.50063084301134" calcext:value-type="float">
            <text:p>-3,5006</text:p>
          </table:table-cell>
          <table:table-cell/>
          <table:table-cell table:formula="of:=[.H127]+1.96*[.I127]" office:value-type="float" office:value="390719.647446337" calcext:value-type="float">
            <text:p>390719,6474</text:p>
          </table:table-cell>
          <table:table-cell table:formula="of:=[.H127]-1.96*[.I127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8]-[.B128]" office:value-type="float" office:value="0.00190000000000001" calcext:value-type="float">
            <text:p>0,00190000000000001</text:p>
          </table:table-cell>
          <table:table-cell table:formula="of:=SQRT([.C128]*[.C128] + [.F128]*[.F128])" office:value-type="float" office:value="0.00240416305603426" calcext:value-type="float">
            <text:p>0,0024</text:p>
          </table:table-cell>
          <table:table-cell table:formula="of:=(([.E128]-[.B128]) / [.B128]) * 100" office:value-type="float" office:value="0.345391746955101" calcext:value-type="float">
            <text:p>0,3454</text:p>
          </table:table-cell>
          <table:table-cell/>
          <table:table-cell table:formula="of:=[.H128]+1.96*[.I128]" office:value-type="float" office:value="0.00661215958982717" calcext:value-type="float">
            <text:p>0,0066</text:p>
          </table:table-cell>
          <table:table-cell table:formula="of:=[.H128]-1.96*[.I128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9]-[.B129]" office:value-type="float" office:value="0" calcext:value-type="float">
            <text:p>0</text:p>
          </table:table-cell>
          <table:table-cell table:formula="of:=SQRT([.C129]*[.C129] + [.F129]*[.F129])" office:value-type="float" office:value="0" calcext:value-type="float">
            <text:p>0,0000</text:p>
          </table:table-cell>
          <table:table-cell table:formula="of:=(([.E129]-[.B129]) / [.B129]) * 100" office:value-type="string" office:string-value="" calcext:value-type="error">
            <text:p>#DIV/0!</text:p>
          </table:table-cell>
          <table:table-cell/>
          <table:table-cell table:formula="of:=[.H129]+1.96*[.I129]" office:value-type="float" office:value="0" calcext:value-type="float">
            <text:p>0,0000</text:p>
          </table:table-cell>
          <table:table-cell table:formula="of:=[.H129]-1.96*[.I12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0]-[.B130]" office:value-type="float" office:value="-387428.6669" calcext:value-type="float">
            <text:p>-387428,6669</text:p>
          </table:table-cell>
          <table:table-cell table:formula="of:=SQRT([.C130]*[.C130] + [.F130]*[.F130])" office:value-type="float" office:value="2310312.26277008" calcext:value-type="float">
            <text:p>2310312,2628</text:p>
          </table:table-cell>
          <table:table-cell table:formula="of:=(([.E130]-[.B130]) / [.B130]) * 100" office:value-type="float" office:value="-2.90268018990332" calcext:value-type="float">
            <text:p>-2,9027</text:p>
          </table:table-cell>
          <table:table-cell/>
          <table:table-cell table:formula="of:=[.H130]+1.96*[.I130]" office:value-type="float" office:value="4140783.36812935" calcext:value-type="float">
            <text:p>4140783,3681</text:p>
          </table:table-cell>
          <table:table-cell table:formula="of:=[.H130]-1.96*[.I130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 style:data-style-name="N2" text:time-value="09:40:20.0142806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6T09:45:10.243785960</dc:date>
    <meta:editing-duration>PT1H44M28S</meta:editing-duration>
    <meta:editing-cycles>15</meta:editing-cycles>
    <meta:generator>LibreOffice/24.2.7.2$Linux_X86_64 LibreOffice_project/420$Build-2</meta:generator>
    <meta:document-statistic meta:table-count="1" meta:cell-count="1189" meta:object-count="0"/>
  </office:meta>
</office:document-meta>
</file>